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Лист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              Φ,В</text:p>
            <text:p>X, м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" calcext:value-type="float">
            <text:p>0.1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" calcext:value-type="float">
            <text:p>0.0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2">
          <table:table-cell office:value-type="float" office:value="0.07" calcext:value-type="float">
            <text:p>0.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63" calcext:value-type="float">
            <text:p>0.06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2">
          <table:table-cell office:value-type="float" office:value="0.09" calcext:value-type="float">
            <text:p>0.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2">
          <table:table-cell office:value-type="float" office:value="0.11" calcext:value-type="float">
            <text:p>0.1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2"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62" calcext:value-type="float">
            <text:p>0.06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2">
          <table:table-cell office:value-type="float" office:value="0.17" calcext:value-type="float">
            <text:p>0.1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6" calcext:value-type="float">
            <text:p>0.0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7" calcext:value-type="float">
            <text:p>0.157</text:p>
          </table:table-cell>
        </table:table-row>
      </table:table>
      <table:named-expressions/>
      <table:database-ranges>
        <table:database-range table:name="__Anonymous_DB__1" table:target-range-address="Лист1.B2:Лист1.G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08:53:23.110684549</meta:creation-date>
    <dc:date>2014-04-20T22:12:18.742774623</dc:date>
    <meta:editing-duration>P2DT13H3M54S</meta:editing-duration>
    <meta:editing-cycles>1</meta:editing-cycles>
    <meta:document-statistic meta:table-count="1" meta:cell-count="70" meta:object-count="0"/>
    <meta:generator>LibreOffice/4.2.2.1$Linux_X86_64 LibreOffice_project/420m0$Build-1</meta:generator>
  </office:meta>
</office:document-meta>
</file>